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fr" fo:country="FR"/>
    </style:style>
    <style:style style:name="P2" style:family="paragraph" style:parent-style-name="Standard">
      <style:text-properties fo:language="fr" fo:country="FR" officeooo:rsid="001ddef9" officeooo:paragraph-rsid="001ddef9"/>
    </style:style>
    <style:style style:name="P3" style:family="paragraph" style:parent-style-name="Standard">
      <style:text-properties fo:language="fr" fo:country="FR" officeooo:rsid="001ddef9" officeooo:paragraph-rsid="0023b85f"/>
    </style:style>
    <style:style style:name="P4" style:family="paragraph" style:parent-style-name="Standard">
      <style:text-properties officeooo:paragraph-rsid="001ddef9"/>
    </style:style>
    <style:style style:name="T1" style:family="text">
      <style:text-properties fo:language="fr" fo:country="FR" officeooo:rsid="001ddef9"/>
    </style:style>
    <style:style style:name="T2" style:family="text">
      <style:text-properties fo:language="fr" fo:country="FR" officeooo:rsid="001f76a3"/>
    </style:style>
    <style:style style:name="T3" style:family="text">
      <style:text-properties fo:language="fr" fo:country="FR" officeooo:rsid="002075e0"/>
    </style:style>
    <style:style style:name="T4" style:family="text">
      <style:text-properties fo:language="fr" fo:country="FR" fo:font-style="italic" fo:font-weight="bold" officeooo:rsid="001f76a3" style:font-style-asian="italic" style:font-weight-asian="bold" style:font-style-complex="italic" style:font-weight-complex="bold"/>
    </style:style>
    <style:style style:name="T5" style:family="text">
      <style:text-properties fo:language="fr" fo:country="FR" fo:font-style="italic" fo:font-weight="bold" officeooo:rsid="0023b85f" style:font-style-asian="italic" style:font-weight-asian="bold" style:font-style-complex="italic" style:font-weight-complex="bold"/>
    </style:style>
    <style:style style:name="T6" style:family="text">
      <style:text-properties fo:language="fr" fo:country="FR" fo:font-style="italic" officeooo:rsid="001f76a3" style:font-style-asian="italic" style:font-style-complex="italic"/>
    </style:style>
    <style:style style:name="T7" style:family="text">
      <style:text-properties fo:language="fr" fo:country="FR" fo:font-style="italic" officeooo:rsid="0023b85f" style:font-style-asian="italic" style:font-style-complex="italic"/>
    </style:style>
    <style:style style:name="T8" style:family="text">
      <style:text-properties fo:language="fr" fo:country="FR" officeooo:rsid="0023b85f"/>
    </style:style>
    <style:style style:name="T9" style:family="text">
      <style:text-properties fo:language="fr" fo:country="FR" fo:font-style="normal" fo:font-weight="normal" officeooo:rsid="0023b85f" style:font-style-asian="normal" style:font-weight-asian="normal" style:font-style-complex="normal" style:font-weight-complex="normal"/>
    </style:style>
    <style:style style:name="T10" style:family="text">
      <style:text-properties officeooo:rsid="0023b85f"/>
    </style:style>
    <style:style style:name="T11" style:family="text">
      <style:text-properties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23b85f" style:font-weight-asian="normal" style:font-weight-complex="normal"/>
    </style:style>
    <style:style style:name="T14" style:family="text">
      <style:text-properties fo:font-style="italic" fo:font-weight="bold" officeooo:rsid="0023b85f" style:font-style-asian="italic" style:font-weight-asian="bold" style:font-style-complex="italic" style:font-weight-complex="bold"/>
    </style:style>
    <style:style style:name="T15" style:family="text">
      <style:text-properties fo:font-style="italic" fo:font-weight="normal" officeooo:rsid="0023b85f" style:font-style-asian="italic" style:font-weight-asian="normal" style:font-style-complex="italic" style:font-weight-complex="normal"/>
    </style:style>
    <style:style style:name="T16" style:family="text">
      <style:text-properties fo:font-style="normal" fo:font-weight="normal" officeooo:rsid="0023b85f" style:font-style-asian="normal" style:font-weight-asian="normal" style:font-style-complex="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Etude des différents types d’ascenseurs</text:p>
      <text:p text:style-name="P1"/>
      <text:p text:style-name="P2"><text:tab/>Quelle que soit la situation, les ascenseurs de type “metro” sont les moins efficaces dû au fait qu’ils s’arrêtent à tous les étages, mais surtout sont les plus consommateurs car ils ne s’arrêtent jamais de fonctionner. Etant donc peu efficace en général, ils deviennent même un fardeau dans les petits immeubles en raison de leurs consommation inutile.</text:p>
      <text:p text:style-name="P3"><text:tab/></text:p>
      <text:p text:style-name="P3"><text:span text:style-name="T10"><text:tab/>Les ascenseurs de type </text:span><text:span text:style-name="T14">bus</text:span><text:span text:style-name="T13"> bien que meilleurs que ceux de type </text:span><text:span text:style-name="T15">metro</text:span><text:span text:style-name="T16">, restent inférieurs aux autres ascenseurs.</text:span></text:p>
      <text:p text:style-name="P2"/>
      <text:p text:style-name="P4"><text:span text:style-name="T1"><text:tab/></text:span><text:span text:style-name="T2">Plusieurs ascenseurs </text:span><text:span text:style-name="T8">utilisant l’IA</text:span><text:span text:style-name="T4"> </text:span><text:span text:style-name="T5">basic</text:span><text:span text:style-name="T4"> </text:span><text:span text:style-name="T2">dans un immeuble avec peu de résidents n’est pas très efficace, car quand une personne appelle l’ascenseur, c’est tous les ascenseurs qui viennent en même temps. Dans ce genre de cas, le plus efficace est un ascenseur</text:span><text:span text:style-name="T6"> </text:span><text:span text:style-name="T7">basic</text:span><text:span text:style-name="T6"> </text:span><text:span text:style-name="T2">unique classique.</text:span></text:p>
      <text:p text:style-name="P4"><text:span text:style-name="T2"/></text:p>
      <text:p text:style-name="P4"><text:span text:style-name="T2"><text:tab/></text:span><text:span text:style-name="T8">Pour les immeubles ayant des gros flux de déplacement continue, la meilleure IA est </text:span><text:span text:style-name="T5">insideFirst</text:span><text:span text:style-name="T9"> qui gagne du temps en évitant de s’arrêter à chaque étage pour rien.</text:span></text:p>
      <text:p text:style-name="P4"><text:span text:style-name="T2"/></text:p>
      <text:p text:style-name="P4"><text:span text:style-name="T2"><text:tab/></text:span><text:span text:style-name="T3">Actuellement, aucun type d’ascenseur du simulateur ne prend en compte son poids pour décider de si il s’arrête pour récupérer des gens ou non, mais cela pourrait être intérressant durant les horaires de pointe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01T12:57:59.901141958</meta:creation-date>
    <meta:generator>LibreOffice/6.4.7.2$Linux_X86_64 LibreOffice_project/40$Build-2</meta:generator>
    <dc:date>2022-01-02T11:02:09.201068222</dc:date>
    <meta:editing-duration>PT57M</meta:editing-duration>
    <meta:editing-cycles>4</meta:editing-cycles>
    <meta:document-statistic meta:table-count="0" meta:image-count="0" meta:object-count="0" meta:page-count="1" meta:paragraph-count="7" meta:word-count="187" meta:character-count="1167" meta:non-whitespace-character-count="980"/>
  </office:meta>
</office:document-meta>
</file>